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2be9" officeooo:paragraph-rsid="000f2be9"/>
    </style:style>
    <style:style style:name="P2" style:family="paragraph" style:parent-style-name="Standard">
      <style:text-properties officeooo:rsid="000f2be9" officeooo:paragraph-rsid="00125392"/>
    </style:style>
    <style:style style:name="P3" style:family="paragraph" style:parent-style-name="Standard">
      <style:text-properties officeooo:rsid="0010ba46" officeooo:paragraph-rsid="0010ba46"/>
    </style:style>
    <style:style style:name="P4" style:family="paragraph" style:parent-style-name="Standard">
      <style:text-properties officeooo:rsid="0010ba46" officeooo:paragraph-rsid="00125030"/>
    </style:style>
    <style:style style:name="P5" style:family="paragraph" style:parent-style-name="Standard">
      <style:text-properties officeooo:rsid="0010ba46" officeooo:paragraph-rsid="00125392"/>
    </style:style>
    <style:style style:name="P6" style:family="paragraph" style:parent-style-name="Standard">
      <style:text-properties officeooo:rsid="00125392" officeooo:paragraph-rsid="00125392"/>
    </style:style>
    <style:style style:name="P7" style:family="paragraph" style:parent-style-name="Standard">
      <style:text-properties officeooo:rsid="001388d9" officeooo:paragraph-rsid="001388d9"/>
    </style:style>
    <style:style style:name="P8" style:family="paragraph" style:parent-style-name="Standard">
      <style:text-properties officeooo:rsid="001388d9" officeooo:paragraph-rsid="00140189"/>
    </style:style>
    <style:style style:name="P9" style:family="paragraph" style:parent-style-name="Standard">
      <style:text-properties officeooo:rsid="001388d9" officeooo:paragraph-rsid="0015a34f"/>
    </style:style>
    <style:style style:name="P10" style:family="paragraph" style:parent-style-name="Standard">
      <style:text-properties officeooo:rsid="0017f210" officeooo:paragraph-rsid="0017f210"/>
    </style:style>
    <style:style style:name="P11" style:family="paragraph" style:parent-style-name="Standard">
      <style:text-properties officeooo:rsid="0019658c" officeooo:paragraph-rsid="0019658c"/>
    </style:style>
    <style:style style:name="P12" style:family="paragraph" style:parent-style-name="Standard">
      <style:text-properties officeooo:rsid="0019658c" officeooo:paragraph-rsid="001b7363"/>
    </style:style>
    <style:style style:name="P13" style:family="paragraph" style:parent-style-name="Standard">
      <style:text-properties officeooo:rsid="001c3e2e" officeooo:paragraph-rsid="001c3e2e"/>
    </style:style>
    <style:style style:name="P14" style:family="paragraph" style:parent-style-name="Standard">
      <style:text-properties officeooo:rsid="001c3e2e" officeooo:paragraph-rsid="001e9546"/>
    </style:style>
    <style:style style:name="P15" style:family="paragraph" style:parent-style-name="Standard">
      <style:text-properties officeooo:rsid="001e9546" officeooo:paragraph-rsid="001e9546"/>
    </style:style>
    <style:style style:name="P16" style:family="paragraph" style:parent-style-name="Standard">
      <style:text-properties officeooo:rsid="001fb000" officeooo:paragraph-rsid="001fb000"/>
    </style:style>
    <style:style style:name="P17" style:family="paragraph" style:parent-style-name="Standard">
      <style:text-properties officeooo:rsid="001fb000" officeooo:paragraph-rsid="0027362f"/>
    </style:style>
    <style:style style:name="P18" style:family="paragraph" style:parent-style-name="Standard">
      <style:text-properties officeooo:rsid="0011036f" officeooo:paragraph-rsid="00125392"/>
    </style:style>
    <style:style style:name="P19" style:family="paragraph" style:parent-style-name="Standard">
      <style:text-properties officeooo:rsid="0011036f" officeooo:paragraph-rsid="00125030"/>
    </style:style>
    <style:style style:name="P20" style:family="paragraph" style:parent-style-name="Standard">
      <style:text-properties style:font-name="Liberation Serif" officeooo:rsid="00125392" officeooo:paragraph-rsid="00125392"/>
    </style:style>
    <style:style style:name="P21" style:family="paragraph" style:parent-style-name="Standard">
      <style:text-properties style:font-name="Liberation Serif" officeooo:rsid="00140189" officeooo:paragraph-rsid="00140189"/>
    </style:style>
    <style:style style:name="P22" style:family="paragraph" style:parent-style-name="Standard">
      <style:text-properties style:font-name="Liberation Serif" officeooo:rsid="00167908" officeooo:paragraph-rsid="0015a34f"/>
    </style:style>
    <style:style style:name="P23" style:family="paragraph" style:parent-style-name="Standard">
      <style:text-properties style:font-name="Liberation Serif" officeooo:rsid="0017f210" officeooo:paragraph-rsid="0017f210"/>
    </style:style>
    <style:style style:name="P24" style:family="paragraph" style:parent-style-name="Standard">
      <style:text-properties style:font-name="Liberation Serif" officeooo:rsid="00192ee4" officeooo:paragraph-rsid="0017f210"/>
    </style:style>
    <style:style style:name="P25" style:family="paragraph" style:parent-style-name="Standard">
      <style:text-properties style:font-name="Liberation Serif" officeooo:rsid="00192ee4" officeooo:paragraph-rsid="00192ee4"/>
    </style:style>
    <style:style style:name="P26" style:family="paragraph" style:parent-style-name="Standard">
      <style:text-properties style:font-name="Liberation Serif" officeooo:rsid="0019658c" officeooo:paragraph-rsid="0019658c"/>
    </style:style>
    <style:style style:name="P27" style:family="paragraph" style:parent-style-name="Standard">
      <style:text-properties style:font-name="Liberation Serif" officeooo:rsid="001b7363" officeooo:paragraph-rsid="001b7363"/>
    </style:style>
    <style:style style:name="P28" style:family="paragraph" style:parent-style-name="Standard">
      <style:text-properties style:font-name="Liberation Serif" officeooo:rsid="001c3e2e" officeooo:paragraph-rsid="001c3e2e"/>
    </style:style>
    <style:style style:name="P29" style:family="paragraph" style:parent-style-name="Standard">
      <style:text-properties style:font-name="Liberation Serif" officeooo:rsid="001e9546" officeooo:paragraph-rsid="001e9546"/>
    </style:style>
    <style:style style:name="P30" style:family="paragraph" style:parent-style-name="Standard">
      <style:text-properties style:font-name="Liberation Serif" officeooo:rsid="001fb000" officeooo:paragraph-rsid="001e9546"/>
    </style:style>
    <style:style style:name="P31" style:family="paragraph" style:parent-style-name="Standard">
      <style:text-properties style:font-name="Liberation Serif" officeooo:rsid="001fb000" officeooo:paragraph-rsid="001fb000"/>
    </style:style>
    <style:style style:name="P32" style:family="paragraph" style:parent-style-name="Standard">
      <style:text-properties style:font-name="Liberation Serif" officeooo:rsid="0027362f" officeooo:paragraph-rsid="0027362f"/>
    </style:style>
    <style:style style:name="T1" style:family="text">
      <style:text-properties officeooo:rsid="000fcd75"/>
    </style:style>
    <style:style style:name="T2" style:family="text">
      <style:text-properties officeooo:rsid="0011036f"/>
    </style:style>
    <style:style style:name="T3" style:family="text">
      <style:text-properties officeooo:rsid="00125030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25392"/>
    </style:style>
    <style:style style:name="T6" style:family="text">
      <style:text-properties style:font-name="Liberation Serif" officeooo:rsid="001388d9"/>
    </style:style>
    <style:style style:name="T7" style:family="text">
      <style:text-properties style:font-name="Liberation Serif" officeooo:rsid="00140189"/>
    </style:style>
    <style:style style:name="T8" style:family="text">
      <style:text-properties style:font-name="Liberation Serif" officeooo:rsid="0015a34f"/>
    </style:style>
    <style:style style:name="T9" style:family="text">
      <style:text-properties style:font-name="Liberation Serif" officeooo:rsid="00167908"/>
    </style:style>
    <style:style style:name="T10" style:family="text">
      <style:text-properties style:font-name="Liberation Serif" officeooo:rsid="00192ee4"/>
    </style:style>
    <style:style style:name="T11" style:family="text">
      <style:text-properties style:font-name="Liberation Serif" officeooo:rsid="001afdc3"/>
    </style:style>
    <style:style style:name="T12" style:family="text">
      <style:text-properties style:font-name="Liberation Serif" officeooo:rsid="001b7363"/>
    </style:style>
    <style:style style:name="T13" style:family="text">
      <style:text-properties style:font-name="Liberation Serif" officeooo:rsid="001c3e2e"/>
    </style:style>
    <style:style style:name="T14" style:family="text">
      <style:text-properties style:font-name="Liberation Serif" officeooo:rsid="001d2dd2"/>
    </style:style>
    <style:style style:name="T15" style:family="text">
      <style:text-properties style:font-name="Liberation Serif" officeooo:rsid="001e9546"/>
    </style:style>
    <style:style style:name="T16" style:family="text">
      <style:text-properties style:font-name="Liberation Serif" officeooo:rsid="001fb000"/>
    </style:style>
    <style:style style:name="T17" style:family="text">
      <style:text-properties style:font-name="Liberation Serif" officeooo:rsid="00213835"/>
    </style:style>
    <style:style style:name="T18" style:family="text">
      <style:text-properties style:font-name="Liberation Serif" officeooo:rsid="002736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)</text:p>
      <text:p text:style-name="P2"><text:tab/>a) A=b</text:p>
      <text:p text:style-name="P1"><text:tab/>b)false</text:p>
      <text:p text:style-name="P1"><text:tab/>c)A=1+2.</text:p>
      <text:p text:style-name="P1"><text:tab/>d)A=p(a,b).</text:p>
      <text:p text:style-name="P1"><text:tab/>e)false</text:p>
      <text:p text:style-name="P1"><text:tab/>f)A=a, B=b</text:p>
      <text:p text:style-name="P1"><text:tab/><text:span text:style-name="T1">g)false</text:span></text:p>
      <text:p text:style-name="P1"><text:tab/><text:span text:style-name="T1">h)A=f(b)</text:span></text:p>
      <text:p text:style-name="P1"/>
      <text:p text:style-name="P5">2)</text:p>
      <text:p text:style-name="P18"><text:tab/>a)true</text:p>
      <text:p text:style-name="P3"><text:tab/><text:span text:style-name="T2">b)false</text:span></text:p>
      <text:p text:style-name="P3"><text:tab/><text:span text:style-name="T2">c)X=c, X=b</text:span></text:p>
      <text:p text:style-name="P4"><text:tab/><text:span text:style-name="T2">d)X=a Y=c, X=a Y=b, X=d Y=a, X=d Y=b</text:span></text:p>
      <text:p text:style-name="P19"><text:tab/>e)X=a Y=c Z=d, X=a Y=b Z=d, false</text:p>
      <text:p text:style-name="P5"><text:tab/><text:span text:style-name="T3">f)</text:span><text:span text:style-name="T5">X=Z Z=a Y=c , X=Z Z=a Y=b , X=a Y=b Z=d , X=Z Z=d Y=a , X=d Y=b Z=a , X=Z Z=d Y=b</text:span></text:p>
      <text:p text:style-name="P20"/>
      <text:p text:style-name="P20">3)</text:p>
      <text:p text:style-name="P6"><text:span text:style-name="T6"><text:tab/>a)</text:span><text:span text:style-name="T7">false</text:span></text:p>
      <text:p text:style-name="P6"><text:span text:style-name="T6"><text:tab/>b)</text:span><text:span text:style-name="T7">false</text:span></text:p>
      <text:p text:style-name="P6"><text:span text:style-name="T6"><text:tab/>c)</text:span><text:span text:style-name="T7">false</text:span></text:p>
      <text:p text:style-name="P6"><text:span text:style-name="T6"><text:tab/>d)</text:span><text:span text:style-name="T7">true, true</text:span></text:p>
      <text:p text:style-name="P7"><text:span text:style-name="T4"><text:tab/>e)</text:span><text:span text:style-name="T7">true</text:span></text:p>
      <text:p text:style-name="P8"><text:span text:style-name="T4"><text:tab/>f)</text:span><text:span text:style-name="T7">X=a , X=c , X=d , X=a , X=b , X=d</text:span></text:p>
      <text:p text:style-name="P21"/>
      <text:p text:style-name="P21">4)</text:p>
      <text:p text:style-name="P21"/>
      <text:p text:style-name="P9"><text:span text:style-name="T7"><text:tab/>a) </text:span><text:span text:style-name="T8">X=3 Y=2 , X=4 Y=4 (na ordem apresentada)</text:span></text:p>
      <text:p text:style-name="P9"><text:span text:style-name="T8"><text:tab/>b)</text:span><text:span text:style-name="T7"> </text:span><text:span text:style-name="T9">X=4 Y=4 (na ordem apresentada)</text:span></text:p>
      <text:p text:style-name="P22"/>
      <text:p text:style-name="P10"><text:span text:style-name="T9">5</text:span><text:span text:style-name="T4">)</text:span></text:p>
      <text:p text:style-name="P23"><text:tab/>a)X=Z</text:p>
      <text:p text:style-name="P23"><text:tab/>b) 11 vezes??</text:p>
      <text:p text:style-name="P23"/>
      <text:p text:style-name="P23">6)</text:p>
      <text:p text:style-name="P10"><text:span text:style-name="T4"><text:tab/>a) </text:span><text:span text:style-name="T10">11 vezes??</text:span></text:p>
      <text:p text:style-name="P24"><text:tab/>b) 11 vezes??</text:p>
      <text:p text:style-name="P24"><text:tab/>c) 14 vezes ??</text:p>
      <text:p text:style-name="P24"/>
      <text:p text:style-name="P25">7) Não existe questao 7</text:p>
      <text:p text:style-name="P25"/>
      <text:p text:style-name="P26">8)</text:p>
      <text:p text:style-name="P26"><text:tab/>8.1) ele atribui valor à uma variável, no caso ele reduz N1 (N1=N-1) e efetua a multiplicação do valor atual com o próximo fatorial</text:p>
      <text:p text:style-name="P26"><text:tab/>8.2)no programa ele é desnecessário, mas serve para quebrar o fluxo recursivo</text:p>
      <text:p text:style-name="P26"/>
      <text:p text:style-name="P26">9)</text:p>
      <text:p text:style-name="P11"><text:span text:style-name="T4"><text:tab/></text:span><text:span text:style-name="T11">9.1) </text:span><text:span text:style-name="T12">Duas, 0 e 1.</text:span></text:p>
      <text:p text:style-name="P11"><text:soft-page-break/><text:span text:style-name="T11"><text:tab/>9.2) </text:span><text:span text:style-name="T12">Seis, 0,1,2,3,4,5. Como ! </text:span><text:span text:style-name="T14">e</text:span><text:span text:style-name="T12">stá no inicio ,quando chamado ainda não foi encontrada a resposta, então o programa continua achando todas as respostas</text:span></text:p>
      <text:p text:style-name="P12"><text:span text:style-name="T11"><text:tab/>9.3)</text:span><text:span text:style-name="T12">Duas, 0 e 1. Pois após encontrar as primeiras resposta</text:span><text:span text:style-name="T13">s</text:span><text:span text:style-name="T12"> ele para.</text:span></text:p>
      <text:p text:style-name="P27"/>
      <text:p text:style-name="P13"><text:span text:style-name="T12">1</text:span><text:span text:style-name="T4">0)</text:span></text:p>
      <text:p text:style-name="P28"><text:tab/>a) 1,2. Quando o programa chega na segunda linha ele acha a resposta 2 e para devido ao !</text:p>
      <text:p text:style-name="P13"><text:span text:style-name="T4"><text:tab/></text:span><text:span text:style-name="T14">b) Ele acha os pares (1,2),(2,1),(1,2),(2,2), como não há lógica direta entre os predicados ele faz o conjunto potência da primeira resposta</text:span></text:p>
      <text:p text:style-name="P14"><text:span text:style-name="T14"><text:tab/>c)(1,2),(1,</text:span><text:span text:style-name="T15">2</text:span><text:span text:style-name="T14">). </text:span><text:span text:style-name="T15">Após achar o primeiro par de respostas ele para devido ao !</text:span></text:p>
      <text:p text:style-name="P28"/>
      <text:p text:style-name="P29">11)</text:p>
      <text:p text:style-name="P29"><text:tab/>a)falha de execução</text:p>
      <text:p text:style-name="P29"><text:tab/>b)falha de execução</text:p>
      <text:p text:style-name="P29"/>
      <text:p text:style-name="P15"><text:span text:style-name="T4">12)</text:span><text:span text:style-name="T16"> </text:span><text:span text:style-name="T17"><text:s/>O banco não possui os fatos</text:span></text:p>
      <text:p text:style-name="P30"/>
      <text:p text:style-name="P31">13)</text:p>
      <text:p text:style-name="P16"><text:span text:style-name="T4"><text:tab/>a) </text:span><text:span text:style-name="T17">nasceu(joao,pelotas). nasceu(jean, paris).</text:span></text:p>
      <text:p text:style-name="P16"><text:span text:style-name="T4"><text:tab/>b)</text:span><text:span text:style-name="T17">loc(pelotas,RS).</text:span></text:p>
      <text:p text:style-name="P16"><text:span text:style-name="T4"><text:tab/>c)</text:span><text:span text:style-name="T17">loc(paris,franca).</text:span></text:p>
      <text:p text:style-name="P16"><text:span text:style-name="T4"><text:tab/>d)</text:span><text:span text:style-name="T17">gaucho(X):-loc(X,RS).</text:span></text:p>
      <text:p text:style-name="P31"/>
      <text:p text:style-name="P31">14)</text:p>
      <text:p text:style-name="P17"><text:span text:style-name="T4"><text:tab/></text:span><text:span text:style-name="T18">homem(julio).</text:span></text:p>
      <text:p text:style-name="P32"><text:tab/>homem(jose).</text:p>
      <text:p text:style-name="P32"><text:tab/>homem(joao).</text:p>
      <text:p text:style-name="P32"><text:tab/>homem(cris).</text:p>
      <text:p text:style-name="P32"><text:tab/>mulher(maria).</text:p>
      <text:p text:style-name="P32"><text:tab/>mulher(ana).</text:p>
      <text:p text:style-name="P32"><text:tab/>mulher(cris).</text:p>
      <text:p text:style-name="P32"/>
      <text:p text:style-name="P32"/>
      <text:p text:style-name="P32"><text:tab/>filho(julio,maria).</text:p>
      <text:p text:style-name="P32"><text:tab/>filho(julio,jose).</text:p>
      <text:p text:style-name="P32"><text:tab/>filho(jose,maria).</text:p>
      <text:p text:style-name="P32"><text:tab/>filho(jose,joao).</text:p>
      <text:p text:style-name="P32"><text:tab/>filha(ana,joao).</text:p>
      <text:p text:style-name="P32"><text:tab/>filho(cris,ana).</text:p>
      <text:p text:style-name="P32"/>
      <text:p text:style-name="P32"><text:tab/>pai(X,Y):-homem(X),(filho(Y,X);filha(Y,X)).</text:p>
      <text:p text:style-name="P32"><text:tab/>mae(X,Y):-mulher(X),(filho(Y,X);filha(Y,X)).</text:p>
      <text:p text:style-name="P32"><text:tab/>avo(X,Y):-(pai(X,Z);mae(X,Z)),(pai(Z,Y);mae(Z,Y)).</text:p>
      <text:p text:style-name="P32"><text:tab/>tio(X,Y):-homem(X),avo(Z,Y),(pai(Z,X);mae(Z,X)),not(pai(X,Y)).</text:p>
      <text:p text:style-name="P32"><text:tab/>tia(X,Y):-mulher(X),avo(Z,Y),(pai(Z,X);mae(Z,X)),not(mae(X,Y)).</text:p>
      <text:p text:style-name="P32"><text:tab/>primo(X,Y):-(tio(Z,Y);tia(Z,Y)),(pai(Z,X);mae(Z,X)).</text:p>
      <text:p text:style-name="P32"><text:tab/>irmao(X,Y):-(pai(Z,X);mae(Z,X)),(pai(Z,Y);mae(Z,Y)).</text:p>
      <text:p text:style-name="P32"><text:tab/>cunhada(X,Y):-mulher(X),(tia(Y,F);tio(Y,F)),mae(X,F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3:09:51.194420722</meta:creation-date>
    <dc:date>2018-03-16T09:13:39.838635503</dc:date>
    <meta:editing-duration>PT1H9M8S</meta:editing-duration>
    <meta:editing-cycles>26</meta:editing-cycles>
    <meta:generator>LibreOffice/5.3.5.2$Linux_X86_64 LibreOffice_project/30m0$Build-2</meta:generator>
    <meta:document-statistic meta:table-count="0" meta:image-count="0" meta:object-count="0" meta:page-count="2" meta:paragraph-count="76" meta:word-count="287" meta:character-count="2095" meta:non-whitespace-character-count="1821"/>
  </office:meta>
</office:document-meta>
</file>